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0.7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5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3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0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0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5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8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Code Pro1" fo:font-size="12pt" style:font-size-asian="12pt" style:font-size-complex="12pt"/>
    </style:style>
    <style:style style:name="T1" style:family="text">
      <style:text-properties style:font-name="Source Code Pr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35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06cm" svg:y="7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06cm" svg:y="8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06cm" svg:y="9.8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06cm" svg:y="1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6cm" svg:y="12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6cm" svg:y="12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6cm" svg:y="12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6cm" svg:y="12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6cm" svg:y="12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06cm" svg:y="12.42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88cm" svg:height="0.78cm" svg:x="4.435cm" svg:y="7.678cm">
          <draw:text-box>
            <text:p><text:span text:style-name="T1">^[ABCD]*$</text:span></text:p>
          </draw:text-box>
        </draw:frame>
        <draw:frame draw:style-name="gr4" draw:text-style-name="P2" draw:layer="layout" svg:width="3.042cm" svg:height="0.78cm" svg:x="4.235cm" svg:y="8.978cm">
          <draw:text-box>
            <text:p><text:span text:style-name="T1">^[^ABCD]*$</text:span></text:p>
          </draw:text-box>
        </draw:frame>
        <draw:frame draw:style-name="gr5" draw:text-style-name="P2" draw:layer="layout" svg:width="3.804cm" svg:height="0.78cm" svg:x="3.435cm" svg:y="10.378cm">
          <draw:text-box>
            <text:p><text:span text:style-name="T1">^(.)(..)\2\1$</text:span></text:p>
          </draw:text-box>
        </draw:frame>
        <draw:frame draw:style-name="gr6" draw:text-style-name="P2" draw:layer="layout" svg:width="5.582cm" svg:height="0.78cm" svg:x="1.635cm" svg:y="11.678cm">
          <draw:text-box>
            <text:p><text:span text:style-name="T1">^(AAA|BBB)(CCC|EEE)$</text:span></text:p>
          </draw:text-box>
        </draw:frame>
        <draw:frame draw:style-name="gr7" draw:text-style-name="P2" draw:layer="layout" svg:width="2.534cm" svg:height="0.78cm" svg:x="4.683cm" svg:y="12.93cm">
          <draw:text-box>
            <text:p><text:span text:style-name="T1">^[DEF]*$</text:span></text:p>
          </draw:text-box>
        </draw:frame>
        <draw:frame draw:style-name="gr8" draw:text-style-name="P2" draw:layer="layout" svg:width="5.074cm" svg:height="0.78cm" draw:transform="rotate (-1.5707963267949) translate (8.13cm 2.194cm)">
          <draw:text-box>
            <text:p><text:span text:style-name="T1">^([AE][BF])[CD]\1$</text:span></text:p>
          </draw:text-box>
        </draw:frame>
        <draw:frame draw:style-name="gr3" draw:text-style-name="P2" draw:layer="layout" svg:width="2.788cm" svg:height="0.78cm" svg:x="4.435cm" svg:y="7.678cm">
          <draw:text-box>
            <text:p><text:span text:style-name="T1">^[ABCD]*$</text:span></text:p>
          </draw:text-box>
        </draw:frame>
        <draw:frame draw:style-name="gr9" draw:text-style-name="P2" draw:layer="layout" svg:width="4.058cm" svg:height="0.78cm" draw:transform="rotate (-1.5707963267949) translate (9.53cm 3.194cm)">
          <draw:text-box>
            <text:p><text:span text:style-name="T1">^(.)(.)\2\1\2$</text:span></text:p>
          </draw:text-box>
        </draw:frame>
        <draw:frame draw:style-name="gr10" draw:text-style-name="P2" draw:layer="layout" svg:width="5.328cm" svg:height="0.78cm" draw:transform="rotate (-1.5707963267949) translate (10.731cm 1.894cm)">
          <draw:text-box>
            <text:p><text:span text:style-name="T1">^A?A?B?B?E?A?A?D?D$</text:span></text:p>
          </draw:text-box>
        </draw:frame>
        <draw:frame draw:style-name="gr9" draw:text-style-name="P2" draw:layer="layout" svg:width="4.058cm" svg:height="0.78cm" draw:transform="rotate (-1.5707963267949) translate (11.932cm 3.094cm)">
          <draw:text-box>
            <text:p><text:span text:style-name="T1">^A*B+C*D*E*F*$</text:span></text:p>
          </draw:text-box>
        </draw:frame>
        <draw:frame draw:style-name="gr5" draw:text-style-name="P2" draw:layer="layout" svg:width="3.804cm" svg:height="0.78cm" draw:transform="rotate (-1.5707963267949) translate (13.333cm 3.294cm)">
          <draw:text-box>
            <text:p><text:span text:style-name="T1">^(.*)\1[FG]*$</text:span></text:p>
          </draw:text-box>
        </draw:frame>
        <draw:frame draw:style-name="gr5" draw:text-style-name="P2" draw:layer="layout" svg:width="3.804cm" svg:height="0.78cm" draw:transform="rotate (-1.5707963267949) translate (14.634cm 3.294cm)">
          <draw:text-box>
            <text:p><text:span text:style-name="T1">^[DE]*(.).\1$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3T16:34:31.643000000</meta:creation-date>
    <dc:date>2021-11-24T08:53:24.823000000</dc:date>
    <meta:editing-duration>PT1H34M19S</meta:editing-duration>
    <meta:editing-cycles>3</meta:editing-cycles>
    <meta:generator>LibreOffice/6.3.2.2$Windows_X86_64 LibreOffice_project/98b30e735bda24bc04ab42594c85f7fd8be07b9c</meta:generator>
    <meta:document-statistic meta:object-count="42"/>
  </office:meta>
</office:document-meta>
</file>